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background-color="#ffff00" style:font-size-asian="10pt" style:font-size-complex="10pt"/>
    </style:style>
    <style:style style:name="P5" style:family="paragraph" style:parent-style-name="Standard">
      <style:text-properties style:font-name="Courier New" fo:font-size="12pt" style:font-size-asian="12pt" style:font-size-complex="12pt"/>
    </style:style>
    <style:style style:name="P6" style:family="paragraph" style:parent-style-name="Standard">
      <style:text-properties style:font-name="Courier Ne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color="#000000" style:font-name="Courier New" style:text-underline-style="none" style:font-name-asian="Courier New" style:font-name-complex="Courier New"/>
    </style:style>
    <style:style style:name="T8" style:family="text">
      <style:text-properties fo:color="#000000" style:font-name="Courier New" style:text-underline-style="none" fo:font-weight="normal" style:font-name-asian="Courier New" style:font-weight-asian="normal" style:font-name-complex="Courier New" style:font-weight-complex="normal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) Protocol Tables:</text:p>
      <text:p text:style-name="P1"/>
      <text:p text:style-name="P1"><text:span text:style-name="T4">Database</text:span></text:p>
      <text:p text:style-name="P1"><text:span text:style-name="T2">Changed tables incoming_protocol,outgoing_protocol </text:span></text:p>
      <text:p text:style-name="P1">The common fields between incoming_protocol/outgoing_protocol </text:p>
      <text:p text:style-name="P1">are included in class ProtocolNode.java and are:</text:p>
      <text:p text:style-name="P1"/>
      <text:p text:style-name="P1">DB <text:s text:c="21"/>Java <text:s text:c="18"/>Meaning <text:s/></text:p>
      <text:p text:style-name="P1">---------------------------------------------------------------------------</text:p>
      <text:p text:style-name="P1">id, <text:s text:c="20"/>(id) <text:s text:c="18"/>kleidi ston ekastote pinaka</text:p>
      <text:p text:style-name="P1">distribution_method_id <text:s/>(distributionMethod) <text:s text:c="2"/>Tropos diakinisis</text:p>
      <text:p text:style-name="P1">protocol_number <text:s text:c="8"/>(protocolNumber) <text:s text:c="6"/>Arithmos protokollou</text:p>
      <text:p text:style-name="P1">protocol_series <text:s text:c="8"/>(protocolSeries) <text:s text:c="6"/>Seira Protokollou</text:p>
      <text:p text:style-name="P1">protocol_date <text:s text:c="10"/>(protocolDate) <text:s text:c="8"/>Hmeromhnia Protokollisis</text:p>
      <text:p text:style-name="P1">protocol_year <text:s text:c="10"/>(protocolYear) <text:s text:c="8"/>Etos protokollou </text:p>
      <text:p text:style-name="P1"/>
      <text:p text:style-name="P1">subject <text:s text:c="16"/>(subject) <text:s text:c="13"/>Thema</text:p>
      <text:p text:style-name="P1">comments <text:s text:c="15"/>(comments) <text:s text:c="12"/>Parathrhseis</text:p>
      <text:p text:style-name="P1"><text:s text:c="3"/></text:p>
      <text:p text:style-name="P1"><text:s text:c="24"/>(protocolDocuments) <text:s text:c="3"/>relation with ProtocolDocuments : <text:s/><text:tab/><text:tab/><text:tab/><text:tab/><text:tab/><text:tab/><text:tab/><text:tab/>synnhmena eggrafa <text:s/></text:p>
      <text:p text:style-name="P1">createUser_id <text:s text:c="10"/>(createUserId) <text:s text:c="8"/>implicit fk to users <text:s/></text:p>
      <text:p text:style-name="P1">update_user_id <text:s text:c="9"/>(updateUserId) <text:s text:c="8"/>implicit fk to users</text:p>
      <text:p text:style-name="P1">create_dt <text:s text:c="14"/>(createDt) <text:s text:c="16"/></text:p>
      <text:p text:style-name="P1">udate_ts <text:s text:c="15"/>(updateTs)</text:p>
      <text:p text:style-name="P1"/>
      <text:p text:style-name="P2">Java</text:p>
      <text:p text:style-name="P1">Changes in Database also reflected in java classes:</text:p>
      <text:p text:style-name="P1">abstract ProtocolNode.java &lt;--IncomingProtocol.java </text:p>
      <text:p text:style-name="P1"><text:s text:c="27"/>&lt;--OutgoingProtocol.java</text:p>
      <text:p text:style-name="P1"/>
      <text:p text:style-name="P2">Database Model:</text:p>
      <text:p text:style-name="P1">The file model.mwb also updated</text:p>
      <text:p text:style-name="P1"/>
      <text:p text:style-name="P1">Need to update the Hibernate XML schema description files.</text:p>
      <text:p text:style-name="P1"/>
      <text:p text:style-name="P5"><text:span text:style-name="T4">B) <text:s/>Task Document is linked to a type</text:span></text:p>
      <text:p text:style-name="P2">Database Model:</text:p>
      <text:p text:style-name="P1"><text:span text:style-name="T2">The file model.mwb updated</text:span></text:p>
      <text:p text:style-name="P1"><text:span text:style-name="T2">Changed table task_document:</text:span></text:p>
      <text:p text:style-name="P1">The following FB relation <text:s/>added: </text:p>
      <text:p text:style-name="P1"><text:span text:style-name="T2"><text:tab/>fk_task_document_document_type1 references document_type.id</text:span></text:p>
      <text:p text:style-name="P1"><text:span text:style-name="T2"/></text:p>
      <text:p text:style-name="P1"><text:span text:style-name="T2"/></text:p>
      <text:p text:style-name="P2">Java</text:p>
      <text:p text:style-name="P1"><text:span text:style-name="T2">Changes in Database also reflected in Java model:</text:span></text:p>
      <text:p text:style-name="P1"><text:span text:style-name="T2">attibute DocumentType documentType added on AbstractDocument.java</text:span></text:p>
      <text:p text:style-name="P1"><text:span text:style-name="T2"/></text:p>
      <text:p text:style-name="P1"><text:span text:style-name="T2">Need to update the Hibernate XML schema description files.</text:span></text:p>
      <text:p text:style-name="P1"/>
      <text:p text:style-name="P1"/>
      <text:p text:style-name="P2">C) <text:s/>protocol_document</text:p>
      <text:p text:style-name="P1"><text:span text:style-name="T4">Database</text:span></text:p>
      <text:p text:style-name="P1"><text:span text:style-name="T2">Changed table protocol_document:</text:span></text:p>
      <text:p text:style-name="P1">The following columns added:</text:p>
      <text:p text:style-name="P1"><text:span text:style-name="T2">document_name <text:s text:c="2"/>-&gt; The filename</text:span></text:p>
      <text:p text:style-name="P1"><text:span text:style-name="T2">document_size <text:s text:c="2"/>-&gt; The filesize</text:span></text:p>
      <text:p text:style-name="P1"><text:span text:style-name="T2">document_number -&gt; The index of document in protocol node.</text:span></text:p>
      <text:p text:style-name="P1"><text:span text:style-name="T2">document_keywords-&gt; comma separated string of keyword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hanged table task_document:</text:span></text:p>
      <text:p text:style-name="P1"><text:soft-page-break/>The following columns added:</text:p>
      <text:p text:style-name="P1"><text:span text:style-name="T2">document_name <text:s text:c="2"/>-&gt; The filename</text:span></text:p>
      <text:p text:style-name="P1"><text:span text:style-name="T2">document_size <text:s text:c="2"/>-&gt; The filesize</text:span></text:p>
      <text:p text:style-name="P1"><text:span text:style-name="T2">document_number -&gt; The index of document in protocol node.</text:span></text:p>
      <text:p text:style-name="P1"><text:span text:style-name="T2">document_keywords-&gt; comma separated string of keywords</text:span></text:p>
      <text:p text:style-name="P1"><text:span text:style-name="T2"/></text:p>
      <text:p text:style-name="P4"><text:span text:style-name="T2">okm_path <text:s text:c="6"/>-&gt; Where OpenKM stores the file in its repository.</text:span></text:p>
      <text:p text:style-name="P4"><text:span text:style-name="T2">okm_uuid <text:s text:c="6"/>-&gt; the Internall OpenKM document id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Java</text:p>
      <text:p text:style-name="P1">Changes in Database also reflected in new and old java class:</text:p>
      <text:p text:style-name="P1">New abstract ScriptumDocument.java &lt;--<text:span text:style-name="T7">ProtocolDocument</text:span>.java <text:s/>(modified manually)</text:p>
      <text:p text:style-name="P1"><text:span text:style-name="T2"><text:s text:c="35"/>&lt;--</text:span><text:span text:style-name="T8">TaskDocument</text:span><text:span text:style-name="T2">.java <text:s text:c="5"/>(modified manually)</text:span></text:p>
      <text:p text:style-name="P2">Database Model:</text:p>
      <text:p text:style-name="P1">The file model.mwb also updated</text:p>
      <text:p text:style-name="P1"/>
      <text:p text:style-name="P1"><text:span text:style-name="T2">Need to update the Hibernate XML schema description files.</text:span></text:p>
      <text:p text:style-name="P1"><text:span text:style-name="T2"/></text:p>
      <text:p text:style-name="P1"><text:span text:style-name="T2"/></text:p>
      <text:p text:style-name="P3">D Protocol Book</text:p>
      <text:p text:style-name="P1"><text:span text:style-name="T4"/></text:p>
      <text:p text:style-name="P1"><text:span text:style-name="T4">Database</text:span></text:p>
      <text:p text:style-name="P1"><text:span text:style-name="T2">New table protocol_book</text:span></text:p>
      <text:p text:style-name="P1"><text:span text:style-name="T2"/></text:p>
      <text:p text:style-name="P1"><text:span text:style-name="T2"/></text:p>
      <text:p text:style-name="P2">Java</text:p>
      <text:p text:style-name="P1"><text:span text:style-name="T2">Changes in Database also reflected in new class ProtocolBook.java</text:span></text:p>
      <text:p text:style-name="P1"><text:span text:style-name="T2"/></text:p>
      <text:p text:style-name="P1"><text:span text:style-name="T2"/></text:p>
      <text:p text:style-name="P1"><text:span text:style-name="T2">e) Minor Protocol Tables</text:span></text:p>
      <text:p text:style-name="P1"><text:span text:style-name="T2"/></text:p>
      <text:p text:style-name="P1"><text:span text:style-name="T2">Table users <text:s/>field password added.</text:span></text:p>
      <text:p text:style-name="P1"><text:span text:style-name="T2">Table roles <text:s/>field is_protocol ad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9H16M04S</meta:editing-duration>
    <meta:editing-cycles>15</meta:editing-cycles>
    <meta:generator>OpenOffice.org/3.2$Win32 OpenOffice.org_project/320m18$Build-9502</meta:generator>
    <dc:date>2011-02-04T14:31:28.31</dc:date>
    <dc:creator>Mike Mountrakis</dc:creator>
    <meta:document-statistic meta:table-count="0" meta:image-count="0" meta:object-count="0" meta:page-count="2" meta:paragraph-count="69" meta:word-count="308" meta:character-count="2953"/>
    <meta:user-defined meta:name="Info 1"/>
    <meta:user-defined meta:name="Info 2"/>
    <meta:user-defined meta:name="Info 3"/>
    <meta:user-defined meta:name="Info 4"/>
  </office:meta>
</office:document-meta>
</file>